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none" fo:font-weight="normal" officeooo:rsid="000d2ec2" officeooo:paragraph-rsid="000d2ec2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21f721" officeooo:paragraph-rsid="0021f72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1f721" officeooo:paragraph-rsid="0048367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25c336" officeooo:paragraph-rsid="0025c336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d2ec2" officeooo:paragraph-rsid="000d2ec2" style:font-weight-asian="bold" style:font-weight-complex="bold"/>
    </style:style>
    <style:style style:name="P6" style:family="paragraph" style:parent-style-name="Standard">
      <style:text-properties fo:font-size="12pt" style:text-underline-style="none" fo:font-weight="normal" officeooo:rsid="0013cdfe" officeooo:paragraph-rsid="0051295a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officeooo:paragraph-rsid="00483678"/>
    </style:style>
    <style:style style:name="P8" style:family="paragraph" style:parent-style-name="Standard" style:list-style-name="L2">
      <style:text-properties style:text-underline-style="none" fo:font-weight="normal" officeooo:rsid="0033af94" officeooo:paragraph-rsid="0033af94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231df7" officeooo:paragraph-rsid="00231df7" style:font-weight-asian="normal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8fc99" officeooo:paragraph-rsid="0028fc99" style:font-weight-asian="normal" style:font-weight-complex="normal"/>
    </style:style>
    <style:style style:name="P11" style:family="paragraph" style:parent-style-name="Standard" style:list-style-name="L3">
      <style:text-properties style:text-underline-style="none" fo:font-weight="normal" officeooo:rsid="0025c336" officeooo:paragraph-rsid="0025c336" style:font-weight-asian="normal" style:font-weight-complex="normal"/>
    </style:style>
    <style:style style:name="P12" style:family="paragraph" style:parent-style-name="Standard" style:list-style-name="L4">
      <style:text-properties style:text-underline-style="none" fo:font-weight="normal" officeooo:rsid="000d2ec2" officeooo:paragraph-rsid="0011e319" style:font-weight-asian="normal" style:font-weight-complex="normal"/>
    </style:style>
    <style:style style:name="P13" style:family="paragraph" style:parent-style-name="Standard" style:list-style-name="L4">
      <style:text-properties style:text-underline-style="none" fo:font-weight="normal" officeooo:rsid="000d2ec2" officeooo:paragraph-rsid="000d2ec2" style:font-weight-asian="normal" style:font-weight-complex="normal"/>
    </style:style>
    <style:style style:name="P14" style:family="paragraph" style:parent-style-name="Standard" style:list-style-name="L4">
      <style:text-properties style:text-underline-style="none" fo:font-weight="normal" officeooo:rsid="000d2ec2" officeooo:paragraph-rsid="0038eede" style:font-weight-asian="normal" style:font-weight-complex="normal"/>
    </style:style>
    <style:style style:name="P15" style:family="paragraph" style:parent-style-name="Standard" style:list-style-name="L4">
      <style:text-properties style:text-underline-style="none" fo:font-weight="normal" officeooo:rsid="000d2ec2" officeooo:paragraph-rsid="00163efd" style:font-weight-asian="normal" style:font-weight-complex="normal"/>
    </style:style>
    <style:style style:name="P16" style:family="paragraph" style:parent-style-name="Standard" style:list-style-name="L3">
      <style:text-properties style:text-underline-style="none" fo:font-weight="bold" officeooo:rsid="00231df7" officeooo:paragraph-rsid="00231df7" style:font-weight-asian="bold" style:font-weight-complex="bold"/>
    </style:style>
    <style:style style:name="P17" style:family="paragraph" style:parent-style-name="Standard" style:list-style-name="L3">
      <style:text-properties style:text-underline-style="none" fo:font-weight="bold" officeooo:rsid="00245966" officeooo:paragraph-rsid="00245966" style:font-weight-asian="bold" style:font-weight-complex="bold"/>
    </style:style>
    <style:style style:name="P18" style:family="paragraph" style:parent-style-name="Standard" style:list-style-name="L3">
      <style:text-properties style:text-underline-style="none" fo:font-weight="bold" officeooo:rsid="0025c336" officeooo:paragraph-rsid="0025c336" style:font-weight-asian="bold" style:font-weight-complex="bold"/>
    </style:style>
    <style:style style:name="P19" style:family="paragraph" style:parent-style-name="Standard" style:list-style-name="L4">
      <style:text-properties style:text-underline-style="none" fo:font-weight="bold" officeooo:rsid="000d2ec2" officeooo:paragraph-rsid="00203f1f" style:font-weight-asian="bold" style:font-weight-complex="bold"/>
    </style:style>
    <style:style style:name="P20" style:family="paragraph" style:parent-style-name="Standard" style:list-style-name="L4">
      <style:text-properties style:text-underline-style="none" fo:font-weight="bold" officeooo:rsid="000d2ec2" officeooo:paragraph-rsid="0011e319" style:font-weight-asian="bold" style:font-weight-complex="bold"/>
    </style:style>
    <style:style style:name="P21" style:family="paragraph" style:parent-style-name="Standard" style:list-style-name="L4">
      <style:text-properties style:text-underline-style="none" fo:font-weight="bold" officeooo:rsid="000d2ec2" officeooo:paragraph-rsid="003ac97e" style:font-weight-asian="bold" style:font-weight-complex="bold"/>
    </style:style>
    <style:style style:name="P22" style:family="paragraph" style:parent-style-name="Standard" style:list-style-name="L4">
      <style:text-properties style:text-underline-style="none" fo:font-weight="bold" officeooo:rsid="000d2ec2" officeooo:paragraph-rsid="00163efd" style:font-weight-asian="bold" style:font-weight-complex="bold"/>
    </style:style>
    <style:style style:name="P23" style:family="paragraph" style:parent-style-name="Standard" style:list-style-name="L4">
      <style:text-properties style:text-underline-style="none" fo:font-weight="bold" officeooo:rsid="000d2ec2" officeooo:paragraph-rsid="000d2ec2" style:font-weight-asian="bold" style:font-weight-complex="bold"/>
    </style:style>
    <style:style style:name="P24" style:family="paragraph" style:parent-style-name="Standard" style:list-style-name="L4">
      <style:text-properties style:text-underline-style="none" fo:font-weight="bold" officeooo:rsid="000d2ec2" officeooo:paragraph-rsid="0038eede" style:font-weight-asian="bold" style:font-weight-complex="bold"/>
    </style:style>
    <style:style style:name="P25" style:family="paragraph" style:parent-style-name="Standard" style:list-style-name="L4">
      <style:text-properties style:text-underline-style="none" fo:font-weight="bold" officeooo:rsid="000d2ec2" officeooo:paragraph-rsid="0013cdfe" style:font-weight-asian="bold" style:font-weight-complex="bold"/>
    </style:style>
    <style:style style:name="P26" style:family="paragraph" style:parent-style-name="Standard" style:list-style-name="L4">
      <style:text-properties style:text-underline-style="none" fo:font-weight="bold" officeooo:paragraph-rsid="003ac97e" style:font-weight-asian="bold" style:font-weight-complex="bold"/>
    </style:style>
    <style:style style:name="P27" style:family="paragraph" style:parent-style-name="Standard" style:list-style-name="L4"/>
    <style:style style:name="P28" style:family="paragraph" style:parent-style-name="Standard" style:list-style-name="L4">
      <style:text-properties officeooo:paragraph-rsid="00163efd"/>
    </style:style>
    <style:style style:name="P29" style:family="paragraph" style:parent-style-name="Standard" style:list-style-name="L4">
      <style:text-properties officeooo:paragraph-rsid="003ac97e"/>
    </style:style>
    <style:style style:name="P30" style:family="paragraph" style:parent-style-name="Standard" style:list-style-name="L4">
      <style:text-properties style:text-underline-style="solid" style:text-underline-width="auto" style:text-underline-color="font-color" fo:font-weight="bold" officeooo:rsid="000d2ec2" officeooo:paragraph-rsid="00203f1f" style:font-weight-asian="bold" style:font-weight-complex="bold"/>
    </style:style>
    <style:style style:name="P31" style:family="paragraph" style:parent-style-name="Standard" style:list-style-name="L4">
      <style:text-properties style:text-underline-style="solid" style:text-underline-width="auto" style:text-underline-color="font-color" fo:font-weight="bold" officeooo:rsid="0013cdfe" officeooo:paragraph-rsid="0038eede" style:font-weight-asian="bold" style:font-weight-complex="bold"/>
    </style:style>
    <style:style style:name="P32" style:family="paragraph" style:parent-style-name="Standard" style:list-style-name="L4">
      <style:text-properties style:text-underline-style="solid" style:text-underline-width="auto" style:text-underline-color="font-color" fo:font-weight="bold" officeooo:rsid="0013cdfe" officeooo:paragraph-rsid="00391071" style:font-weight-asian="bold" style:font-weight-complex="bold"/>
    </style:style>
    <style:style style:name="P33" style:family="paragraph" style:parent-style-name="Standard" style:list-style-name="L4">
      <style:text-properties style:text-underline-style="solid" style:text-underline-width="auto" style:text-underline-color="font-color" fo:font-weight="bold" officeooo:rsid="000bd334" officeooo:paragraph-rsid="003ac97e" style:font-weight-asian="bold" style:font-weight-complex="bold"/>
    </style:style>
    <style:style style:name="P34" style:family="paragraph" style:parent-style-name="Standard" style:list-style-name="L4">
      <style:text-properties fo:font-size="10pt" style:text-underline-style="none" fo:font-weight="bold" officeooo:rsid="000d2ec2" officeooo:paragraph-rsid="003ac97e" style:font-size-asian="10pt" style:font-weight-asian="bold" style:font-size-complex="10pt" style:font-weight-complex="bold"/>
    </style:style>
    <style:style style:name="P35" style:family="paragraph" style:parent-style-name="Standard" style:list-style-name="L4">
      <style:text-properties fo:font-size="12pt" style:text-underline-style="none" fo:font-weight="normal" officeooo:rsid="0013cdfe" officeooo:paragraph-rsid="0037bd97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text-properties fo:font-size="12pt" style:text-underline-style="none" fo:font-weight="normal" officeooo:rsid="0013cdfe" officeooo:paragraph-rsid="0051295a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text-properties fo:font-size="12pt" style:text-underline-style="none" fo:font-weight="normal" officeooo:rsid="000d2ec2" officeooo:paragraph-rsid="0038eede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text-properties fo:font-size="12pt" style:text-underline-style="none" fo:font-weight="normal" officeooo:rsid="000d2ec2" officeooo:paragraph-rsid="00163efd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text-properties fo:font-size="12pt" style:text-underline-style="none" fo:font-weight="normal" officeooo:rsid="0017b997" officeooo:paragraph-rsid="00483678" style:font-size-asian="12pt" style:font-weight-asian="normal" style:font-size-complex="12pt" style:font-weight-complex="normal"/>
    </style:style>
    <style:style style:name="P40" style:family="paragraph" style:parent-style-name="Standard" style:list-style-name="L4">
      <style:text-properties fo:font-size="12pt" style:text-underline-style="none" fo:font-weight="normal" officeooo:rsid="004b22af" officeooo:paragraph-rsid="004b22af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text-properties fo:font-size="12pt" style:text-underline-style="none" fo:font-weight="normal" officeooo:rsid="004f88e0" officeooo:paragraph-rsid="004f88e0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text-properties fo:font-size="12pt" style:text-underline-style="none" fo:font-weight="bold" officeooo:rsid="004b22af" officeooo:paragraph-rsid="004b22af" style:font-size-asian="12pt" style:font-weight-asian="bold" style:font-size-complex="12pt" style:font-weight-complex="bold"/>
    </style:style>
    <style:style style:name="P43" style:family="paragraph" style:parent-style-name="Standard" style:list-style-name="L4">
      <style:text-properties fo:font-size="12pt" style:text-underline-style="none" fo:font-weight="bold" officeooo:rsid="004f88e0" officeooo:paragraph-rsid="004f88e0" style:font-size-asian="12pt" style:font-weight-asian="bold" style:font-size-complex="12pt" style:font-weight-complex="bold"/>
    </style:style>
    <style:style style:name="P44" style:family="paragraph" style:parent-style-name="Standard" style:list-style-name="L4">
      <style:text-properties fo:font-size="12pt" fo:font-weight="normal" officeooo:rsid="004f88e0" officeooo:paragraph-rsid="0051295a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text-properties fo:font-size="12pt" fo:font-weight="normal" officeooo:rsid="0056acbb" officeooo:paragraph-rsid="0056acbb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text-properties fo:font-size="12pt" fo:font-weight="bold" officeooo:rsid="004f88e0" officeooo:paragraph-rsid="0051295a" style:font-size-asian="12pt" style:font-weight-asian="bold" style:font-size-complex="12pt" style:font-weight-complex="bold"/>
    </style:style>
    <style:style style:name="P47" style:family="paragraph" style:parent-style-name="Standard" style:list-style-name="L4">
      <style:text-properties fo:font-size="12pt" fo:font-weight="bold" officeooo:rsid="0056acbb" officeooo:paragraph-rsid="0056acbb" style:font-size-asian="12pt" style:font-weight-asian="bold" style:font-size-complex="12pt" style:font-weight-complex="bold"/>
    </style:style>
    <style:style style:name="P48" style:family="paragraph" style:parent-style-name="Standard" style:list-style-name="L4">
      <style:text-properties officeooo:rsid="0037bd97" officeooo:paragraph-rsid="0037bd97"/>
    </style:style>
    <style:style style:name="P49" style:family="paragraph" style:parent-style-name="Standard" style:list-style-name="L4">
      <style:text-properties fo:font-weight="bold" officeooo:paragraph-rsid="003ac97e" style:font-weight-asian="bold" style:font-weight-complex="bold"/>
    </style:style>
    <style:style style:name="P50" style:family="paragraph" style:parent-style-name="Standard" style:list-style-name="L4">
      <style:text-properties fo:font-weight="bold" officeooo:rsid="000bd334" officeooo:paragraph-rsid="003ac97e" style:font-weight-asian="bold" style:font-weight-complex="bold"/>
    </style:style>
    <style:style style:name="P51" style:family="paragraph" style:parent-style-name="Standard" style:list-style-name="L4">
      <style:text-properties fo:font-weight="bold" officeooo:rsid="00483678" officeooo:paragraph-rsid="00483678" style:font-weight-asian="bold" style:font-weight-complex="bold"/>
    </style:style>
    <style:style style:name="P52" style:family="paragraph" style:parent-style-name="Standard" style:list-style-name="L4">
      <style:text-properties fo:font-size="9pt" style:text-underline-style="none" fo:font-weight="bold" officeooo:rsid="000d2ec2" officeooo:paragraph-rsid="00203f1f" style:font-size-asian="9pt" style:font-weight-asian="bold" style:font-size-complex="9pt" style:font-weight-complex="bold"/>
    </style:style>
    <style:style style:name="P53" style:family="paragraph" style:parent-style-name="Standard" style:list-style-name="L4">
      <style:text-properties fo:font-weight="normal" officeooo:rsid="000d2ec2" officeooo:paragraph-rsid="000d2ec2" style:font-weight-asian="normal" style:font-weight-complex="normal"/>
    </style:style>
    <style:style style:name="P54" style:family="paragraph" style:parent-style-name="Standard" style:list-style-name="L4">
      <style:text-properties fo:font-weight="normal" officeooo:rsid="00483678" officeooo:paragraph-rsid="00483678" style:font-weight-asian="normal" style:font-weight-complex="normal"/>
    </style:style>
    <style:style style:name="P55" style:family="paragraph" style:parent-style-name="Standard" style:list-style-name="L4">
      <style:text-properties fo:font-weight="normal" officeooo:rsid="004cf1d4" officeooo:paragraph-rsid="004cf1d4" style:font-weight-asian="normal" style:font-weight-complex="normal"/>
    </style:style>
    <style:style style:name="P56" style:family="paragraph" style:parent-style-name="Standard" style:list-style-name="L4">
      <style:text-properties fo:font-weight="normal" officeooo:rsid="004b22af" officeooo:paragraph-rsid="004b22af" style:font-weight-asian="normal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d2ec2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7b997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d2ec2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3cdfe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374ab7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c3e08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fo:font-size="12pt" style:text-underline-style="none" fo:font-weight="bold" officeooo:rsid="000d2ec2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2pt" style:text-underline-style="none" officeooo:rsid="000d2ec2" style:font-size-asian="12pt" style:font-size-complex="12pt"/>
    </style:style>
    <style:style style:name="T14" style:family="text">
      <style:text-properties fo:font-size="12pt" style:text-underline-style="none" officeooo:rsid="0017b997" style:font-size-asian="12pt" style:font-size-complex="12pt"/>
    </style:style>
    <style:style style:name="T15" style:family="text">
      <style:text-properties fo:font-size="12pt" style:text-underline-style="none" officeooo:rsid="0038eede" style:font-size-asian="12pt" style:font-size-complex="12pt"/>
    </style:style>
    <style:style style:name="T16" style:family="text">
      <style:text-properties fo:font-size="12pt" style:text-underline-style="none" officeooo:rsid="004e18aa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09844" style:font-size-asian="12pt" style:font-size-complex="12pt"/>
    </style:style>
    <style:style style:name="T19" style:family="text">
      <style:text-properties fo:font-size="12pt" officeooo:rsid="00203f1f" style:font-size-asian="12pt" style:font-size-complex="12pt"/>
    </style:style>
    <style:style style:name="T20" style:family="text">
      <style:text-properties fo:font-size="12pt" officeooo:rsid="0013cdfe" style:font-size-asian="12pt" style:font-size-complex="12pt"/>
    </style:style>
    <style:style style:name="T21" style:family="text">
      <style:text-properties fo:font-size="12pt" officeooo:rsid="0037bd97" style:font-size-asian="12pt" style:font-size-complex="12pt"/>
    </style:style>
    <style:style style:name="T22" style:family="text">
      <style:text-properties fo:font-size="12pt" officeooo:rsid="0038540f" style:font-size-asian="12pt" style:font-size-complex="12pt"/>
    </style:style>
    <style:style style:name="T23" style:family="text">
      <style:text-properties fo:font-size="12pt" fo:font-weight="bold" officeooo:rsid="0013cdfe" style:font-size-asian="12pt" style:font-weight-asian="bold" style:font-size-complex="12pt" style:font-weight-complex="bold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0d2ec2" style:font-weight-asian="normal" style:font-weight-complex="normal"/>
    </style:style>
    <style:style style:name="T27" style:family="text">
      <style:text-properties style:text-underline-style="none" fo:font-weight="normal" officeooo:rsid="0021f721" style:font-weight-asian="normal" style:font-weight-complex="normal"/>
    </style:style>
    <style:style style:name="T28" style:family="text">
      <style:text-properties style:text-underline-style="none" fo:font-weight="normal" officeooo:rsid="00483678" style:font-weight-asian="normal" style:font-weight-complex="normal"/>
    </style:style>
    <style:style style:name="T29" style:family="text">
      <style:text-properties style:text-underline-style="none" officeooo:rsid="000d2ec2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0d2ec2" style:font-weight-asian="bold" style:font-weight-complex="bold"/>
    </style:style>
    <style:style style:name="T32" style:family="text">
      <style:text-properties style:text-underline-style="none" fo:font-weight="bold" officeooo:rsid="00203f1f" style:font-weight-asian="bold" style:font-weight-complex="bold"/>
    </style:style>
    <style:style style:name="T33" style:family="text">
      <style:text-properties style:text-underline-style="none" fo:font-weight="bold" officeooo:rsid="000bd334" style:font-weight-asian="bold" style:font-weight-complex="bold"/>
    </style:style>
    <style:style style:name="T34" style:family="text">
      <style:text-properties style:text-underline-style="none" fo:font-weight="bold" officeooo:rsid="0052ffe0" style:font-weight-asian="bold" style:font-weight-complex="bold"/>
    </style:style>
    <style:style style:name="T35" style:family="text">
      <style:text-properties style:text-underline-style="none" officeooo:rsid="0013cdfe"/>
    </style:style>
    <style:style style:name="T36" style:family="text">
      <style:text-properties style:text-underline-style="none" officeooo:rsid="0037bd97"/>
    </style:style>
    <style:style style:name="T37" style:family="text">
      <style:text-properties style:text-underline-style="none" officeooo:rsid="0051295a"/>
    </style:style>
    <style:style style:name="T38" style:family="text">
      <style:text-properties style:text-underline-style="none" officeooo:rsid="0052ffe0"/>
    </style:style>
    <style:style style:name="T39" style:family="text">
      <style:text-properties style:text-underline-style="none" officeooo:rsid="0056acbb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3cdfe" style:font-weight-asian="bold" style:font-weight-complex="bold"/>
    </style:style>
    <style:style style:name="T43" style:family="text">
      <style:text-properties fo:font-weight="bold" officeooo:rsid="001c3e08" style:font-weight-asian="bold" style:font-weight-complex="bold"/>
    </style:style>
    <style:style style:name="T44" style:family="text">
      <style:text-properties fo:font-weight="bold" officeooo:rsid="00203f1f" style:font-weight-asian="bold" style:font-weight-complex="bold"/>
    </style:style>
    <style:style style:name="T45" style:family="text">
      <style:text-properties fo:font-weight="bold" officeooo:rsid="001d630e" style:font-weight-asian="bold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font-size="9pt" fo:font-weight="bold" officeooo:rsid="00203f1f" style:font-size-asian="9pt" style:font-weight-asian="bold" style:font-size-complex="9pt" style:font-weight-complex="bold"/>
    </style:style>
    <style:style style:name="T48" style:family="text">
      <style:text-properties officeooo:rsid="00203f1f"/>
    </style:style>
    <style:style style:name="T49" style:family="text">
      <style:text-properties officeooo:rsid="00231df7"/>
    </style:style>
    <style:style style:name="T50" style:family="text">
      <style:text-properties officeooo:rsid="00245966"/>
    </style:style>
    <style:style style:name="T51" style:family="text">
      <style:text-properties officeooo:rsid="0027613f"/>
    </style:style>
    <style:style style:name="T52" style:family="text">
      <style:text-properties officeooo:rsid="002db397"/>
    </style:style>
    <style:style style:name="T53" style:family="text">
      <style:text-properties officeooo:rsid="002e6f50"/>
    </style:style>
    <style:style style:name="T54" style:family="text">
      <style:text-properties officeooo:rsid="0036d2bc"/>
    </style:style>
    <style:style style:name="T55" style:family="text">
      <style:text-properties officeooo:rsid="0042872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ere's a list of commonly used Git commands along with their descriptions:</text:p>
      <text:p text:style-name="P1"><text:tab/></text:p>
      <text:p text:style-name="P3">local repository means my machine, remote repository means GitHub. </text:p>
      <text:p text:style-name="P3"/>
      <text:list text:style-name="L1">
        <text:list-item>
          <text:p text:style-name="P7"><text:span text:style-name="T27">&lt;</text:span><text:span text:style-name="T28">x</text:span><text:span text:style-name="T27">&gt; </text:span><text:span text:style-name="T28">means always replace whole &lt;x&gt;</text:span><text:span text:style-name="T27"> </text:span></text:p>
        </text:list-item>
      </text:list>
      <text:p text:style-name="P2"/>
      <text:list text:style-name="L2">
        <text:list-item>
          <text:p text:style-name="P8"><text:span text:style-name="T41">Check git installed or not.</text:span><text:line-break/><text:span text:style-name="T41">Command</text:span> → git –version</text:p>
          <text:p text:style-name="P8"/>
        </text:list-item>
      </text:list>
      <text:list text:style-name="L3">
        <text:list-item>
          <text:p text:style-name="P16">Install git.</text:p>
          <text:p text:style-name="P9"><text:span text:style-name="T41">Command</text:span> <text:s/>→ sudo apt-get install git git-gui</text:p>
          <text:p text:style-name="P9"/>
        </text:list-item>
        <text:list-item>
          <text:p text:style-name="P16">Configure git.</text:p>
          <text:p text:style-name="P9"><text:span text:style-name="T41">Command</text:span> → <text:s text:c="2"/>git config --global user.name &lt;your-name&gt;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">git config --glo<text:span text:style-name="T55">b</text:span>al user.email &lt;your-email&gt;</text:p>
                          <text:p text:style-name="P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Show the global configuration.</text:p>
          <text:p text:style-name="P16">Command <text:span text:style-name="T40">→ git config --list</text:span></text:p>
          <text:p text:style-name="P9"/>
        </text:list-item>
        <text:list-item>
          <text:p text:style-name="P17">Create ssh key <text:span text:style-name="T54">for GitHub &amp; system connection.</text:span></text:p>
          <text:p text:style-name="P10">Open GitHub setting → SSH and GPS keys <text:span text:style-name="T52">option</text:span> →<text:span text:style-name="T46">generating SSH keys</text:span> (click the link ) → Generation a new SSH key and adding it to the ss-agent →copy the command associated with email → o<text:span text:style-name="T51">pen main terminal</text:span><text:span text:style-name="T50"> →</text:span>paste copied command along with your email<text:span text:style-name="T50"> </text:span>[Example : <text:s/>ssh-keygen -t rsa -b 4096 -C "nipenpaultpi27@gmail.com<text:span text:style-name="T49">"</text:span>]<text:span text:style-name="T49"> →</text:span><text:span text:style-name="T51">identify directory </text:span>to save the key file<text:span text:style-name="T51"> → enter passphrase(password) → </text:span>go<text:span text:style-name="T51"> to </text:span>saved file <text:span text:style-name="T51">directory →open .ssh </text:span>folder<text:span text:style-name="T51"> → open .pub file → copy the </text:span><text:span text:style-name="T53">text</text:span><text:span text:style-name="T51"> → paste the key to ssh key </text:span>of GitHub<text:span text:style-name="T51"> → enter GitHub password → done.</text:span></text:p>
        </text:list-item>
      </text:list>
      <text:p text:style-name="P4"/>
      <text:list text:continue-numbering="true" text:style-name="L3">
        <text:list-item>
          <text:p text:style-name="P18">SSH key set or not set checked-out </text:p>
          <text:p text:style-name="P11"><text:span text:style-name="T50">Command → </text:span>ls -al <text:s/>~/.ssh</text:p>
        </text:list-item>
      </text:list>
      <text:p text:style-name="P1"/>
      <text:list text:style-name="L4">
        <text:list-item>
          <text:p text:style-name="P19">Initializes a new Git repository in the current directory. </text:p>
          <text:p text:style-name="P30"><text:span text:style-name="T24">Command</text:span><text:span text:style-name="T25"> → </text:span><text:span text:style-name="T4">git init</text:span></text:p>
          <text:p text:style-name="P12"/>
        </text:list-item>
        <text:list-item>
          <text:p text:style-name="P20">Creates a copy of a remote repository on your local machine. </text:p>
          <text:p text:style-name="P12"><text:span text:style-name="T41">Command</text:span> → <text:span text:style-name="T17">git clone &lt;</text:span><text:span text:style-name="T22">git@</text:span><text:span text:style-name="T17">github.com/example/repository.git&gt;</text:span></text:p>
          <text:p text:style-name="P21"/>
        </text:list-item>
        <text:list-item>
          <text:p text:style-name="P21">Create a README.md file for a repository using echo:</text:p>
          <text:p text:style-name="P34"><text:span text:style-name="T19">C</text:span><text:span text:style-name="T18">ommand → </text:span><text:span text:style-name="T2">echo "&lt;repository/project name&gt;" &gt;&gt; README.md</text:span></text:p>
          <text:p text:style-name="P13"/>
        </text:list-item>
        <text:list-item>
          <text:p text:style-name="P22">Stages changes in the specified file(s) for the next commit. </text:p>
          <text:p text:style-name="P28"><text:span text:style-name="T31">Command</text:span><text:span text:style-name="T26"> →</text:span><text:span text:style-name="T6">git add &lt;filename.</text:span><text:span text:style-name="T7">ext&gt;</text:span></text:p>
          <text:p text:style-name="P35"/>
        </text:list-item>
        <text:list-item>
          <text:p text:style-name="P48"><text:span text:style-name="T11">Stages changes in the </text:span><text:span text:style-name="T10">all</text:span><text:span text:style-name="T11"> file</text:span><text:span text:style-name="T10">s</text:span><text:span text:style-name="T11"> for the next commit.</text:span></text:p>
          <text:p text:style-name="P48"><text:span text:style-name="T11">Command</text:span><text:span text:style-name="T6"> →git add </text:span><text:span text:style-name="T7">.</text:span></text:p>
          <text:p text:style-name="P37"/>
        </text:list-item>
        <text:list-item>
          <text:p text:style-name="P31"><text:span text:style-name="T15">Check s</text:span><text:span text:style-name="T13">tatus of your working directory, showing changes that are staged or unstaged.</text:span><text:span text:style-name="T6"> </text:span></text:p>
          <text:p text:style-name="P37">Command → <text:s/>git status</text:p>
          <text:p text:style-name="P13"/>
        </text:list-item>
        <text:list-item>
          <text:p text:style-name="P23">Records the staged changes as a new commit along with a descriptive message.</text:p>
          <text:p text:style-name="P13"><text:span text:style-name="T41">Command</text:span> → <text:s/><text:span text:style-name="T17">git commit -m "&lt;</text:span><text:span text:style-name="T20">message&gt;</text:span><text:span text:style-name="T17">" </text:span><text:span text:style-name="T20">(-m means message)</text:span></text:p>
          <text:p text:style-name="P24"/>
        </text:list-item>
        <text:list-item>
          <text:p text:style-name="P24"><text:soft-page-break/>Adds a new remote repository with the given name and URL.</text:p>
          <text:p text:style-name="P14"><text:span text:style-name="T23">Command</text:span><text:span text:style-name="T20"> →</text:span><text:span text:style-name="T23"> </text:span><text:span text:style-name="T20">git remote add </text:span><text:span text:style-name="T21">origin</text:span><text:span text:style-name="T20"> &lt;</text:span><text:span text:style-name="T21">git@</text:span><text:span text:style-name="T20">github.com/upstream/repo.git&gt;</text:span></text:p>
        </text:list-item>
        <text:list-item>
          <text:p text:style-name="P32"><text:span text:style-name="T29">Uploads local commits to a remote repository.</text:span><text:span text:style-name="T26"> </text:span></text:p>
          <text:p text:style-name="P32"><text:span text:style-name="T13">Command</text:span><text:span text:style-name="T6"> → git push -</text:span><text:span text:style-name="T8">u </text:span><text:span text:style-name="T6">origin &lt;</text:span><text:span text:style-name="T5">branch name</text:span><text:span text:style-name="T6">&gt;</text:span></text:p>
          <text:p text:style-name="P26"/>
        </text:list-item>
        <text:list-item>
          <text:p text:style-name="P29"><text:span text:style-name="T30">Create </text:span><text:span text:style-name="T32">a new</text:span><text:span text:style-name="T30"> </text:span><text:span text:style-name="T33">b</text:span><text:span text:style-name="T30">ranch </text:span><text:span text:style-name="T33">&amp; switch to the branch. </text:span></text:p>
          <text:p text:style-name="P29"><text:span text:style-name="T32">C</text:span><text:span text:style-name="T41">ommands</text:span>: →<text:span text:style-name="T1"> </text:span><text:span text:style-name="T2">git checkout -b &lt;</text:span><text:span text:style-name="T3">branch name</text:span><text:span text:style-name="T2">&gt;</text:span></text:p>
          <text:p text:style-name="P49"/>
        </text:list-item>
        <text:list-item>
          <text:p text:style-name="P29"><text:span text:style-name="T41">To check the current branch you are on in a Git repository using the command line. </text:span><text:span text:style-name="T44">C</text:span><text:span text:style-name="T41">ommand</text:span>: → <text:span text:style-name="T2">git branch</text:span></text:p>
          <text:p text:style-name="P29"><text:span text:style-name="T48">Then</text:span> <text:span text:style-name="T48">g</text:span>it will display a list of all the branches in your repository. The currently checked-out branch will be highlighted with an asterisk (*). </text:p>
          <text:p text:style-name="P29"><text:span text:style-name="T1">For example</text:span>, if you see output like this:</text:p>
          <text:p text:style-name="P29"><text:s text:c="2"/>main</text:p>
          <text:p text:style-name="P29">* feature-branch</text:p>
          <text:p text:style-name="P29">It means that you are currently on the "feature-branch" because it has the asterisk next to it.</text:p>
          <text:p text:style-name="P29"/>
        </text:list-item>
        <text:list-item>
          <text:p text:style-name="P29"><text:span text:style-name="T43">O</text:span><text:span text:style-name="T41">nly want to see the current branch.</text:span> </text:p>
          <text:p text:style-name="P29"><text:span text:style-name="T45">C</text:span><text:span text:style-name="T41">ommand</text:span>: →<text:span text:style-name="T2">git rev-parse --abbrev-ref HEAD</text:span></text:p>
          <text:p text:style-name="P29"/>
        </text:list-item>
        <text:list-item>
          <text:p text:style-name="P50">To switch to a different branch in a Git repository using the command line. <text:s/></text:p>
          <text:p text:style-name="P33"><text:span text:style-name="T9">C</text:span><text:span text:style-name="T6">ommand. → git checkout &lt;branch-name&gt;</text:span></text:p>
          <text:p text:style-name="P13"/>
        </text:list-item>
        <text:list-item>
          <text:p text:style-name="P25">Shows the differences between the working directory and the most recent commit.</text:p>
          <text:p text:style-name="P15"><text:span text:style-name="T41">Command</text:span> → <text:span text:style-name="T17">git diff</text:span></text:p>
          <text:p text:style-name="P38"/>
        </text:list-item>
        <text:list-item>
          <text:p text:style-name="P15"><text:span text:style-name="T42">Shows t</text:span><text:span text:style-name="T41">he commit history, showing author, date, and commit messages</text:span>. </text:p>
          <text:p text:style-name="P15"><text:span text:style-name="T41">Command</text:span>→<text:span text:style-name="T47"> </text:span><text:span text:style-name="T19">g</text:span><text:span text:style-name="T17">it log</text:span></text:p>
          <text:p text:style-name="P13"/>
        </text:list-item>
        <text:list-item>
          <text:p text:style-name="P25">Fetches changes from a remote repository and merges them into the current branch.</text:p>
          <text:p text:style-name="P13"><text:span text:style-name="T41">Command</text:span> →<text:span text:style-name="T17"> git pull origin &lt;</text:span><text:span text:style-name="T20">branch name</text:span><text:span text:style-name="T17">&gt;</text:span></text:p>
          <text:p text:style-name="P52"><text:s/></text:p>
        </text:list-item>
        <text:list-item>
          <text:p text:style-name="P19">Lists the remote repositories associated with your local repository along with URLs. </text:p>
          <text:p text:style-name="P19">Command<text:span text:style-name="T40"> → </text:span><text:span text:style-name="T2">git remote -v</text:span></text:p>
          <text:p text:style-name="P15"/>
        </text:list-item>
        <text:list-item>
          <text:p text:style-name="P23">Temporarily saves changes that are not ready to be committed, allowing you to switch branches or pull without committing.</text:p>
          <text:p text:style-name="P13"><text:span text:style-name="T41">Command</text:span> → <text:s/><text:span text:style-name="T17">git stash</text:span></text:p>
          <text:p text:style-name="P13"/>
        </text:list-item>
        <text:list-item>
          <text:p text:style-name="P23">Unstages the specified file(s) while keeping the changes in your working directory.</text:p>
          <text:p text:style-name="P53"><text:span text:style-name="T30">Command</text:span><text:span text:style-name="T24">: </text:span><text:span text:style-name="T12">git reset &lt;filename.</text:span><text:span text:style-name="T14">ext&gt;</text:span></text:p>
          <text:p text:style-name="P39"/>
        </text:list-item>
        <text:list-item>
          <text:p text:style-name="P51"><text:span text:style-name="T14">R</text:span><text:span text:style-name="T12">ename branch name.</text:span></text:p>
          <text:p text:style-name="P54"><text:span text:style-name="T10">Command</text:span><text:span text:style-name="T12"> → git branch -m &lt;old branch name&gt; &lt;new branch name&gt;</text:span></text:p>
          <text:p text:style-name="P40"/>
        </text:list-item>
        <text:list-item>
          <text:p text:style-name="P42">Delete a branch.</text:p>
          <text:p text:style-name="P55"><text:span text:style-name="T12">At first switch to other branch</text:span><text:span text:style-name="T16">(not delete branch)</text:span><text:span text:style-name="T12"> then delete the branch you want to delete.</text:span></text:p>
          <text:p text:style-name="P56"><text:span text:style-name="T10">Command</text:span><text:span text:style-name="T12"> <text:s/>→ git branch -d &lt;branch-name&gt;</text:span></text:p>
          <text:p text:style-name="P41"/>
        </text:list-item>
        <text:list-item>
          <text:p text:style-name="P43">Erase previous url &amp; entry new url.</text:p>
          <text:p text:style-name="P44"><text:span text:style-name="T41">Command</text:span> → git remote remove origin → <text:span text:style-name="T35">git remote add </text:span><text:span text:style-name="T36">origin</text:span><text:span text:style-name="T35"> &lt;</text:span><text:a xlink:type="simple" xlink:href="mailto:git@github.com" text:style-name="Internet_20_link" text:visited-style-name="Visited_20_Internet_20_Link"><text:span text:style-name="T36">git@</text:span><text:span text:style-name="T35">github.co</text:span>m</text:a><text:span text:style-name="T37">...</text:span><text:span text:style-name="T35">&gt;</text:span></text:p>
        </text:list-item>
      </text:list>
      <text:p text:style-name="P6"/>
      <text:p text:style-name="P6"/>
      <text:list text:continue-numbering="true" text:style-name="L4">
        <text:list-item>
          <text:p text:style-name="P46"><text:soft-page-break/><text:span text:style-name="T35">Delete the .git Directory: </text:span></text:p>
          <text:p text:style-name="P36">If you want to remove Git version control from a project, you essentially need to delete the hidden .git directory in the root of your project. This will remove all Git-related history, configuration, and tracking from the project.</text:p>
          <text:p text:style-name="P44"><text:span text:style-name="T34">Command</text:span><text:span text:style-name="T38"> → </text:span><text:span text:style-name="T35">rm -rf .gi</text:span><text:span text:style-name="T39">t</text:span></text:p>
          <text:p text:style-name="P44"><text:span text:style-name="T39"/></text:p>
        </text:list-item>
        <text:list-item>
          <text:p text:style-name="P47"><text:span text:style-name="T24">Delete File/Folder from git</text:span></text:p>
          <text:p text:style-name="P45">1. git rm File_Name</text:p>
        </text:list-item>
        <text:list-item>
          <text:p text:style-name="P45">2. git commit -m "Delete file permanently"</text:p>
        </text:list-item>
        <text:list-item>
          <text:p text:style-name="P45">3. git push origin main</text:p>
          <text:p text:style-name="P2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22:03:15.591465742</meta:creation-date>
    <dc:date>2023-09-07T22:46:29.494983673</dc:date>
    <meta:editing-duration>PT3H26M52S</meta:editing-duration>
    <meta:editing-cycles>46</meta:editing-cycles>
    <meta:generator>LibreOffice/7.5.5.2$Linux_X86_64 LibreOffice_project/bf0ddd27f701ac1d9e0942bffe145c51e201aa5c</meta:generator>
    <meta:document-statistic meta:table-count="0" meta:image-count="0" meta:object-count="0" meta:page-count="3" meta:paragraph-count="98" meta:word-count="777" meta:character-count="4176" meta:non-whitespace-character-count="3540"/>
  </office:meta>
</office:document-meta>
</file>